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9" style:family="paragraph" style:parent-style-name="Standard">
      <style:text-properties officeooo:paragraph-rsid="001acb93"/>
    </style:style>
    <style:style style:name="P10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1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officeooo:paragraph-rsid="00260370"/>
    </style:style>
    <style:style style:name="P22" style:family="paragraph" style:parent-style-name="Text_20_body">
      <style:text-properties officeooo:rsid="00260370" officeooo:paragraph-rsid="00260370"/>
    </style:style>
    <style:style style:name="P23" style:family="paragraph" style:parent-style-name="Text_20_body">
      <style:text-properties style:text-underline-style="solid" style:text-underline-width="auto" style:text-underline-color="font-color"/>
    </style:style>
    <style:style style:name="P24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5" style:family="paragraph" style:parent-style-name="Quotations">
      <style:text-properties fo:font-size="9pt" style:font-size-asian="9pt" style:font-size-complex="9pt"/>
    </style:style>
    <style:style style:name="P26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7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style:text-underline-style="none" style:font-size-asian="9pt" style:font-size-complex="9pt"/>
    </style:style>
    <style:style style:name="P29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0" style:family="paragraph" style:parent-style-name="Text_20_body">
      <style:text-properties officeooo:paragraph-rsid="0031a42a"/>
    </style:style>
    <style:style style:name="P31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3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6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8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39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0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1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3" style:font-size-complex="13.3000001907349pt" style:font-style-complex="italic" style:font-weight-complex="bold"/>
    </style:style>
    <style:style style:name="P42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3" style:font-size-complex="16.1000003814697pt" style:font-weight-complex="bold"/>
    </style:style>
    <style:style style:name="P43" style:family="paragraph" style:parent-style-name="Preformatted_20_Text">
      <style:paragraph-properties fo:margin-top="0cm" fo:margin-bottom="0.499cm" style:contextual-spacing="false"/>
    </style:style>
    <style:style style:name="P44" style:family="paragraph" style:parent-style-name="Preformatted_20_Text">
      <style:paragraph-properties fo:margin-top="0cm" fo:margin-bottom="0.499cm" style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45" style:family="paragraph" style:parent-style-name="Text_20_body">
      <style:text-properties officeooo:rsid="00184efa" officeooo:paragraph-rsid="0037959b"/>
    </style:style>
    <style:style style:name="P46" style:family="paragraph" style:parent-style-name="Text_20_body">
      <style:text-properties fo:language="es" fo:country="ES" officeooo:rsid="000d24bf" officeooo:paragraph-rsid="0037959b"/>
    </style:style>
    <style:style style:name="P47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48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49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50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51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52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53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54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55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56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57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58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59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60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61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62" style:family="paragraph" style:parent-style-name="Text_20_body">
      <style:text-properties fo:language="es" fo:country="ES" officeooo:paragraph-rsid="0037959b"/>
    </style:style>
    <style:style style:name="P63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64" style:family="paragraph" style:parent-style-name="Text_20_body">
      <style:text-properties officeooo:paragraph-rsid="0037959b"/>
    </style:style>
    <style:style style:name="P65" style:family="paragraph" style:parent-style-name="Title">
      <style:text-properties officeooo:rsid="00357acd" officeooo:paragraph-rsid="00357acd"/>
    </style:style>
    <style:style style:name="P66" style:family="paragraph" style:parent-style-name="Text_20_body">
      <style:text-properties officeooo:rsid="00357acd" officeooo:paragraph-rsid="00357acd"/>
    </style:style>
    <style:style style:name="P67" style:family="paragraph" style:parent-style-name="Text_20_body">
      <style:text-properties officeooo:paragraph-rsid="0043c48d"/>
    </style:style>
    <style:style style:name="P68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3" style:font-size-complex="18.2000007629395pt" style:font-weight-complex="bold"/>
    </style:style>
    <style:style style:name="P69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3" style:font-size-complex="16.1000003814697pt" style:font-weight-complex="bold"/>
    </style:style>
    <style:style style:name="P70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71" style:family="paragraph" style:parent-style-name="Heading_20_3">
      <style:text-properties officeooo:rsid="00256346" officeooo:paragraph-rsid="00256346"/>
    </style:style>
    <style:style style:name="P72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3" style:font-size-complex="14.1000003814697pt" style:font-weight-complex="bold"/>
    </style:style>
    <style:style style:name="P73" style:family="paragraph" style:parent-style-name="Heading_20_3">
      <style:text-properties officeooo:paragraph-rsid="00265d7b"/>
    </style:style>
    <style:style style:name="P74" style:family="paragraph" style:parent-style-name="Standard" style:list-style-name="L1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75" style:family="paragraph" style:parent-style-name="Standard" style:list-style-name="L1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76" style:family="paragraph" style:parent-style-name="Standard" style:list-style-name="L1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78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79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80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0b3d" style:font-style-asian="normal" style:font-style-complex="normal"/>
    </style:style>
    <style:style style:name="T8" style:family="text">
      <style:text-properties fo:font-style="normal" officeooo:rsid="0019c4b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e7ca" style:font-weight-asian="normal" style:font-weight-complex="normal"/>
    </style:style>
    <style:style style:name="T16" style:family="text">
      <style:text-properties fo:font-weight="normal" officeooo:rsid="001fe58e" style:font-weight-asian="normal" style:font-weight-complex="normal"/>
    </style:style>
    <style:style style:name="T17" style:family="text">
      <style:text-properties fo:font-weight="normal" officeooo:rsid="0012326c" style:font-weight-asian="normal" style:font-weight-complex="normal"/>
    </style:style>
    <style:style style:name="T18" style:family="text">
      <style:text-properties fo:font-weight="normal" officeooo:rsid="001b95e1" style:font-weight-asian="normal" style:font-weight-complex="normal"/>
    </style:style>
    <style:style style:name="T19" style:family="text">
      <style:text-properties fo:font-weight="normal" officeooo:rsid="0043c48d" style:font-weight-asian="normal" style:font-weight-complex="normal"/>
    </style:style>
    <style:style style:name="T20" style:family="text">
      <style:text-properties fo:font-weight="normal" officeooo:rsid="0044f807" style:font-weight-asian="normal" style:font-weight-complex="normal"/>
    </style:style>
    <style:style style:name="T21" style:family="text">
      <style:text-properties officeooo:rsid="00265d7b"/>
    </style:style>
    <style:style style:name="T22" style:family="text">
      <style:text-properties officeooo:rsid="001de7ca"/>
    </style:style>
    <style:style style:name="T23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4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5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6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7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3" style:font-size-complex="16.1000003814697pt" style:font-weight-complex="bold"/>
    </style:style>
    <style:style style:name="T28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3" style:font-size-complex="13.3000001907349pt" style:font-style-complex="italic"/>
    </style:style>
    <style:style style:name="T29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3" style:font-size-complex="13.3000001907349pt" style:font-style-complex="italic"/>
    </style:style>
    <style:style style:name="T30" style:family="text">
      <style:text-properties officeooo:rsid="0031a42a"/>
    </style:style>
    <style:style style:name="T31" style:family="text">
      <style:text-properties officeooo:rsid="00357acd"/>
    </style:style>
    <style:style style:name="T32" style:family="text">
      <style:text-properties style:font-name="Liberation Serif1" style:font-name-asian="Noto Serif CJK SC1" style:font-size-asian="12pt" style:font-name-complex="Lohit Devanagari3" style:font-size-complex="12pt"/>
    </style:style>
    <style:style style:name="T33" style:family="text">
      <style:text-properties style:font-name="Liberation Serif1" officeooo:rsid="0036771d" style:font-name-asian="Noto Serif CJK SC1" style:font-size-asian="12pt" style:font-name-complex="Lohit Devanagari3" style:font-size-complex="12pt"/>
    </style:style>
    <style:style style:name="T34" style:family="text">
      <style:text-properties officeooo:rsid="0012326c"/>
    </style:style>
    <style:style style:name="T35" style:family="text">
      <style:text-properties officeooo:rsid="00117d98"/>
    </style:style>
    <style:style style:name="T36" style:family="text">
      <style:text-properties fo:language="es" fo:country="ES"/>
    </style:style>
    <style:style style:name="T37" style:family="text">
      <style:text-properties fo:language="es" fo:country="ES" fo:font-weight="bold" officeooo:rsid="00117d98" style:font-weight-asian="bold" style:font-weight-complex="bold"/>
    </style:style>
    <style:style style:name="T38" style:family="text">
      <style:text-properties fo:language="es" fo:country="ES" fo:font-weight="bold" officeooo:rsid="0012326c" style:font-weight-asian="bold" style:font-weight-complex="bold"/>
    </style:style>
    <style:style style:name="T39" style:family="text">
      <style:text-properties fo:language="es" fo:country="ES" fo:font-weight="normal" officeooo:rsid="00117d98" style:font-weight-asian="normal" style:font-weight-complex="normal"/>
    </style:style>
    <style:style style:name="T40" style:family="text">
      <style:text-properties fo:language="es" fo:country="ES" fo:font-weight="normal" officeooo:rsid="00564bbe" style:font-weight-asian="normal" style:font-weight-complex="normal"/>
    </style:style>
    <style:style style:name="T41" style:family="text">
      <style:text-properties fo:language="es" fo:country="ES" fo:font-weight="normal" officeooo:rsid="0013a45f" style:font-weight-asian="normal" style:font-weight-complex="normal"/>
    </style:style>
    <style:style style:name="T42" style:family="text">
      <style:text-properties fo:language="es" fo:country="ES" fo:font-weight="normal" officeooo:rsid="0012326c" style:font-weight-asian="normal" style:font-weight-complex="normal"/>
    </style:style>
    <style:style style:name="T43" style:family="text">
      <style:text-properties fo:language="es" fo:country="ES" officeooo:rsid="00158f9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17d98" style:font-weight-asian="bold" style:font-weight-complex="bold"/>
    </style:style>
    <style:style style:name="T46" style:family="text">
      <style:text-properties fo:font-weight="bold" officeooo:rsid="0012326c" style:font-weight-asian="bold" style:font-weight-complex="bold"/>
    </style:style>
    <style:style style:name="T47" style:family="text">
      <style:text-properties fo:font-weight="bold" officeooo:rsid="0043c48d" style:font-weight-asian="bold" style:font-weight-complex="bold"/>
    </style:style>
    <style:style style:name="T48" style:family="text">
      <style:text-properties fo:font-weight="bold" officeooo:rsid="0044f807" style:font-weight-asian="bold" style:font-weight-complex="bold"/>
    </style:style>
    <style:style style:name="T49" style:family="text">
      <style:text-properties officeooo:rsid="0012c25e"/>
    </style:style>
    <style:style style:name="T50" style:family="text">
      <style:text-properties officeooo:rsid="00158f90"/>
    </style:style>
    <style:style style:name="T51" style:family="text">
      <style:text-properties officeooo:rsid="00149663"/>
    </style:style>
    <style:style style:name="T52" style:family="text">
      <style:text-properties officeooo:rsid="0013a45f"/>
    </style:style>
    <style:style style:name="T53" style:family="text">
      <style:text-properties officeooo:rsid="001b95e1"/>
    </style:style>
    <style:style style:name="T54" style:family="text">
      <style:text-properties fo:color="#c9211e" loext:opacity="100%" fo:language="es" fo:country="ES"/>
    </style:style>
    <style:style style:name="T55" style:family="text">
      <style:text-properties fo:color="#c9211e" loext:opacity="100%" fo:language="es" fo:country="ES" officeooo:rsid="001b95e1"/>
    </style:style>
    <style:style style:name="T56" style:family="text">
      <style:text-properties fo:color="#c9211e" loext:opacity="100%" fo:language="es" fo:country="ES" officeooo:rsid="00176979"/>
    </style:style>
    <style:style style:name="T57" style:family="text">
      <style:text-properties fo:color="#158466" loext:opacity="100%" fo:language="es" fo:country="ES"/>
    </style:style>
    <style:style style:name="T58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59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60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61" style:family="text">
      <style:text-properties fo:color="#5983b0" loext:opacity="100%" fo:language="es" fo:country="ES" officeooo:rsid="00158f90"/>
    </style:style>
    <style:style style:name="T62" style:family="text">
      <style:text-properties officeooo:rsid="001815f2"/>
    </style:style>
    <style:style style:name="T63" style:family="text">
      <style:text-properties officeooo:rsid="0039ae00"/>
    </style:style>
    <style:style style:name="T64" style:family="text">
      <style:text-properties style:font-name="FreeMono2" fo:font-size="11pt" fo:font-style="italic" style:font-size-asian="11pt" style:font-style-asian="italic"/>
    </style:style>
    <style:style style:name="T65" style:family="text">
      <style:text-properties style:font-name="FreeMono2" fo:font-size="11pt" fo:font-style="italic" officeooo:rsid="003b3f1d" style:font-size-asian="11pt" style:font-style-asian="italic"/>
    </style:style>
    <style:style style:name="T66" style:family="text">
      <style:text-properties officeooo:rsid="003ec803"/>
    </style:style>
    <style:style style:name="T67" style:family="text">
      <style:text-properties officeooo:rsid="0040b062"/>
    </style:style>
    <style:style style:name="T6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officeooo:rsid="0043c48d"/>
    </style:style>
    <style:style style:name="T72" style:family="text">
      <style:text-properties officeooo:rsid="0044f807"/>
    </style:style>
    <style:style style:name="T73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74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5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77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8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9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80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3.10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65">project-01</text:p>
      <text:h text:style-name="P69" text:outline-level="2">WALLETS</text:h>
      <text:p text:style-name="P42">pre-production <text:s/>networkMagic = <text:s/>1</text:p>
      <text:p text:style-name="Text_20_body"><text:span text:style-name="T31">cardano-cli query tip –tesnet-magic </text:span><text:span text:style-name="T63">1</text:span></text:p>
      <text:p text:style-name="P66">cardano-cli query utxo –tesnet-magic $TESNET –address $MYADDRESS</text:p>
      <text:h text:style-name="P32" text:outline-level="4"><text:span text:style-name="Strong_20_Emphasis"/></text:h>
      <text:p text:style-name="P33"><text:span text:style-name="Strong_20_Emphasis">https://developers.cardano.org/docs/stake-pool-course/handbook/keys-addresses</text:span></text:p>
      <text:h text:style-name="P32" text:outline-level="4"><text:span text:style-name="Strong_20_Emphasis"><text:span text:style-name="T66">Create </text:span></text:span><text:span text:style-name="Strong_20_Emphasis"><text:span text:style-name="T72">Payment</text:span></text:span><text:span text:style-name="Strong_20_Emphasis"><text:span text:style-name="T66"> key </text:span></text:span><text:span text:style-name="Strong_20_Emphasis"><text:span text:style-name="T67">pair</text:span></text:span><text:span text:style-name="Strong_20_Emphasis">:</text:span></text:h>
      <text:p text:style-name="P36"><text:span text:style-name="Strong_20_Emphasis"><text:span text:style-name="T14">CLI address key-gen --verification-key-file </text:span></text:span><text:span text:style-name="Strong_20_Emphasis"><text:span text:style-name="T44">preprod1.vkey</text:span></text:span><text:span text:style-name="Strong_20_Emphasis"><text:span text:style-name="T14"> --signing-key-file <text:s/></text:span></text:span><text:span text:style-name="Strong_20_Emphasis"><text:span text:style-name="T44">preprod1.</text:span></text:span><text:span text:style-name="Strong_20_Emphasis"><text:span text:style-name="T47">s</text:span></text:span><text:span text:style-name="Strong_20_Emphasis"><text:span text:style-name="T44">key</text:span></text:span><text:span text:style-name="Strong_20_Emphasis"><text:span text:style-name="T14"> </text:span></text:span></text:p>
      <text:p text:style-name="P37"><text:span text:style-name="Strong_20_Emphasis"><text:span text:style-name="T69">pre1</text:span></text:span><text:span text:style-name="Strong_20_Emphasis"><text:span text:style-name="T68">.skey = {</text:span></text:span></text:p>
      <text:p text:style-name="P37"><text:span text:style-name="Strong_20_Emphasis"><text:span text:style-name="T68"><text:s text:c="4"/>"type": "PaymentSigningKeyShelley_ed25519",</text:span></text:span></text:p>
      <text:p text:style-name="P37"><text:span text:style-name="Strong_20_Emphasis"><text:span text:style-name="T68"><text:s text:c="4"/>"description": "Payment Signing Key",</text:span></text:span></text:p>
      <text:p text:style-name="P37"><text:span text:style-name="Strong_20_Emphasis"><text:span text:style-name="T68"><text:s text:c="4"/>"cborHex": "582004ee1edecf932e5f5a7ab035bdd154ca707b4d8099fb78a324d10b620648f414"</text:span></text:span></text:p>
      <text:p text:style-name="P37"><text:span text:style-name="Strong_20_Emphasis"><text:span text:style-name="T68">}</text:span></text:span></text:p>
      <text:p text:style-name="P37"><text:span text:style-name="Strong_20_Emphasis"><text:span text:style-name="T69">pre1</text:span></text:span><text:span text:style-name="Strong_20_Emphasis"><text:span text:style-name="T68">.</text:span></text:span><text:span text:style-name="Strong_20_Emphasis"><text:span text:style-name="T69">v</text:span></text:span><text:span text:style-name="Strong_20_Emphasis"><text:span text:style-name="T68">key = {</text:span></text:span></text:p>
      <text:p text:style-name="P37"><text:span text:style-name="Strong_20_Emphasis"><text:span text:style-name="T68"><text:s text:c="4"/>"type": "PaymentVerificationKeyShelley_ed25519",</text:span></text:span></text:p>
      <text:p text:style-name="P37"><text:span text:style-name="Strong_20_Emphasis"><text:span text:style-name="T68"><text:s text:c="4"/>"description": "Payment Verification Key",</text:span></text:span></text:p>
      <text:p text:style-name="P37"><text:span text:style-name="Strong_20_Emphasis"><text:span text:style-name="T68"><text:s text:c="4"/>"cborHex": "5820912b6a54461b4c99264e3dbdb513b21bc6d12452b29b2b819038490174852121"</text:span></text:span></text:p>
      <text:p text:style-name="P37"><text:span text:style-name="Strong_20_Emphasis"><text:span text:style-name="T68">}</text:span></text:span></text:p>
      <text:h text:style-name="P35" text:outline-level="4"><text:span text:style-name="Strong_20_Emphasis"><text:span text:style-name="T66">Create </text:span></text:span><text:span text:style-name="Strong_20_Emphasis"><text:span text:style-name="T72">Stake</text:span></text:span><text:span text:style-name="Strong_20_Emphasis"><text:span text:style-name="T66"> key </text:span></text:span><text:span text:style-name="Strong_20_Emphasis"><text:span text:style-name="T67">pair</text:span></text:span><text:span text:style-name="Strong_20_Emphasis">:</text:span></text:h>
      <text:p text:style-name="P36"><text:span text:style-name="Strong_20_Emphasis"><text:span text:style-name="T14">CLI </text:span></text:span><text:span text:style-name="Strong_20_Emphasis"><text:span text:style-name="T19">stake-</text:span></text:span><text:span text:style-name="Strong_20_Emphasis"><text:span text:style-name="T14">address key-gen --verification-key-file </text:span></text:span><text:span text:style-name="Strong_20_Emphasis"><text:span text:style-name="T47">stakepre1</text:span></text:span><text:span text:style-name="Strong_20_Emphasis"><text:span text:style-name="T44">.vkey</text:span></text:span><text:span text:style-name="Strong_20_Emphasis"><text:span text:style-name="T14"> --signing-key-file <text:s/></text:span></text:span><text:span text:style-name="Strong_20_Emphasis"><text:span text:style-name="T47">stakepre1</text:span></text:span><text:span text:style-name="Strong_20_Emphasis"><text:span text:style-name="T44">.</text:span></text:span><text:span text:style-name="Strong_20_Emphasis"><text:span text:style-name="T47">s</text:span></text:span><text:span text:style-name="Strong_20_Emphasis"><text:span text:style-name="T44">key</text:span></text:span><text:span text:style-name="Strong_20_Emphasis"><text:span text:style-name="T14"> </text:span></text:span></text:p>
      <text:p text:style-name="P37"><text:span text:style-name="Strong_20_Emphasis"><text:span text:style-name="T68">stake</text:span></text:span><text:span text:style-name="Strong_20_Emphasis"><text:span text:style-name="T69">pre</text:span></text:span><text:span text:style-name="Strong_20_Emphasis"><text:span text:style-name="T68">1.skey = {</text:span></text:span></text:p>
      <text:p text:style-name="P37"><text:span text:style-name="Strong_20_Emphasis"><text:span text:style-name="T68"><text:s text:c="4"/>"type": "StakeSigningKeyShelley_ed25519",</text:span></text:span></text:p>
      <text:p text:style-name="P37"><text:span text:style-name="Strong_20_Emphasis"><text:span text:style-name="T68"><text:s text:c="4"/>"description": "Stake Signing Key",</text:span></text:span></text:p>
      <text:p text:style-name="P37"><text:span text:style-name="Strong_20_Emphasis"><text:span text:style-name="T68"><text:s text:c="4"/>"cborHex": "582034f9047e76d11612c21f3c5cb03fdcac980c83f24c24bd8da1b48cb94448825b"</text:span></text:span></text:p>
      <text:p text:style-name="P37"><text:span text:style-name="Strong_20_Emphasis"><text:span text:style-name="T68">}</text:span></text:span></text:p>
      <text:p text:style-name="P37"><text:span text:style-name="Strong_20_Emphasis"><text:span text:style-name="T68">stake</text:span></text:span><text:span text:style-name="Strong_20_Emphasis"><text:span text:style-name="T69">pre</text:span></text:span><text:span text:style-name="Strong_20_Emphasis"><text:span text:style-name="T68">1.</text:span></text:span><text:span text:style-name="Strong_20_Emphasis"><text:span text:style-name="T69">v</text:span></text:span><text:span text:style-name="Strong_20_Emphasis"><text:span text:style-name="T68">key = {</text:span></text:span></text:p>
      <text:p text:style-name="P37"><text:span text:style-name="Strong_20_Emphasis"><text:span text:style-name="T68"><text:s text:c="4"/>"type": "StakeVerificationKeyShelley_ed25519",</text:span></text:span></text:p>
      <text:p text:style-name="P37"><text:span text:style-name="Strong_20_Emphasis"><text:span text:style-name="T68"><text:s text:c="4"/>"description": "Stake Verification Key",</text:span></text:span></text:p>
      <text:p text:style-name="P37"><text:soft-page-break/><text:span text:style-name="Strong_20_Emphasis"><text:span text:style-name="T68"><text:s text:c="4"/>"cborHex": "58200b8b4f898fbb2069d4cf7074d366ec146232868a9f9f21560f1e2e061aa253ea"</text:span></text:span></text:p>
      <text:p text:style-name="P37"><text:span text:style-name="Strong_20_Emphasis"><text:span text:style-name="T68">}</text:span></text:span></text:p>
      <text:h text:style-name="P32" text:outline-level="4"><text:span text:style-name="Strong_20_Emphasis"><text:span text:style-name="T66">Create <text:s/></text:span></text:span><text:span text:style-name="Strong_20_Emphasis"><text:span text:style-name="T71">payment </text:span></text:span><text:span text:style-name="Strong_20_Emphasis"><text:span text:style-name="T66">address</text:span></text:span><text:span text:style-name="Strong_20_Emphasis">:</text:span></text:h>
      <text:p text:style-name="P67"><text:span text:style-name="Strong_20_Emphasis"><text:span text:style-name="T24">CLI address build --payment-verification-key-file preprod1.vkey --stake-verification-key-file </text:span></text:span><text:span text:style-name="Strong_20_Emphasis"><text:span text:style-name="T26">stakepre1</text:span></text:span><text:span text:style-name="Strong_20_Emphasis"><text:span text:style-name="T24">.vkey --out-file </text:span></text:span><text:span text:style-name="Strong_20_Emphasis"><text:span text:style-name="T25">pre1</text:span></text:span><text:span text:style-name="Strong_20_Emphasis"><text:span text:style-name="T26">payment</text:span></text:span><text:span text:style-name="Strong_20_Emphasis"><text:span text:style-name="T25">.addr</text:span></text:span><text:span text:style-name="Strong_20_Emphasis"><text:span text:style-name="T24"> --testnet-magic 1</text:span></text:span></text:p>
      <text:p text:style-name="P37"><text:span text:style-name="Strong_20_Emphasis"><text:span text:style-name="T68">pre1</text:span></text:span><text:span text:style-name="Strong_20_Emphasis"><text:span text:style-name="T70">payment</text:span></text:span><text:span text:style-name="Strong_20_Emphasis"><text:span text:style-name="T68">.addr <text:s/>= addr_test1qp9da59u84ll0r9vy76uktcds57d3nuqzp6r3jy0z886vzjrwt628ycp69p0a9e4r3a0sc6dxx3cyzjp5djeup7pschsrermx4</text:span></text:span></text:p>
      <text:h text:style-name="P32" text:outline-level="4"><text:span text:style-name="Strong_20_Emphasis"><text:span text:style-name="T66">Create stake address</text:span></text:span><text:span text:style-name="Strong_20_Emphasis">:</text:span></text:h>
      <text:p text:style-name="P37"><text:span text:style-name="Strong_20_Emphasis"><text:span text:style-name="T14">CLI stake-address build --</text:span></text:span><text:span text:style-name="Strong_20_Emphasis"><text:span text:style-name="T20">stake-</text:span></text:span><text:span text:style-name="Strong_20_Emphasis"><text:span text:style-name="T14">verification-key-file <text:s/></text:span></text:span><text:span text:style-name="Strong_20_Emphasis"><text:span text:style-name="T47">stakepre1</text:span></text:span><text:span text:style-name="Strong_20_Emphasis"><text:span text:style-name="T14">.vkey --out-file </text:span></text:span><text:span text:style-name="Strong_20_Emphasis"><text:span text:style-name="T44">pre1</text:span></text:span><text:span text:style-name="Strong_20_Emphasis"><text:span text:style-name="T48">stake</text:span></text:span><text:span text:style-name="Strong_20_Emphasis"><text:span text:style-name="T44">.addr</text:span></text:span><text:span text:style-name="Strong_20_Emphasis"><text:span text:style-name="T14"> --testnet-magic 1</text:span></text:span></text:p>
      <text:p text:style-name="P37"><text:span text:style-name="Strong_20_Emphasis"><text:span text:style-name="T68">pre1</text:span></text:span><text:span text:style-name="Strong_20_Emphasis"><text:span text:style-name="T69">stake</text:span></text:span><text:span text:style-name="Strong_20_Emphasis"><text:span text:style-name="T68">.addr <text:s/>= stake_test1upph9a9rjvqazsh7ju63c7hcvdxnrguzpfq6xev7qlqcvtctyyrer</text:span></text:span></text:p>
      <text:h text:style-name="P34" text:outline-level="4"><text:span text:style-name="Strong_20_Emphasis"><text:span text:style-name="T68"/></text:span></text:h>
      <text:h text:style-name="P70" text:outline-level="2"><text:span text:style-name="Strong_20_Emphasis"><text:span text:style-name="T27">TRANSACTIONS</text:span></text:span></text:h>
      <text:h text:style-name="P31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43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43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43">--tx-file tx.signed</text:p>
      <text:p text:style-name="P43"/>
      <text:p text:style-name="P39"><text:span text:style-name="Strong_20_Emphasis"><text:span text:style-name="T33">C</text:span></text:span><text:span text:style-name="Strong_20_Emphasis"><text:span text:style-name="T32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44"/>
      <text:h text:style-name="P41" text:outline-level="4"><text:soft-page-break/>QUERYS – preguntando al nodo</text:h>
      <text:p text:style-name="P64"><text:span text:style-name="T29">E</text:span><text:span text:style-name="T28">ditar .bashrc </text:span></text:p>
      <text:p text:style-name="P64"><draw:frame text:anchor-type="paragraph" draw:z-index="10" draw:name="Shape1_9" draw:style-name="gr4" draw:text-style-name="P79" svg:width="15.9cm" svg:height="2.331cm" svg:x="0.049cm" svg:y="0.229cm"><draw:text-box><text:p><text:span text:style-name="T73"/></text:p><text:p><text:span text:style-name="T73">#NODE</text:span></text:p><text:p><text:span text:style-name="T73">alias CLI='/opt/adanode/bin/cardano-cli'</text:span></text:p><text:p><text:span text:style-name="T73"/></text:p><text:p><text:span text:style-name="T73"># testnet-magic pre-production enviroment</text:span></text:p><text:p><text:span text:style-name="T73">export MAGICT=”--testnet-magic 1” </text:span></text:p></draw:text-box></draw:frame></text:p>
      <text:p text:style-name="P64"/>
      <text:p text:style-name="P64"/>
      <text:p text:style-name="P64"/>
      <text:p text:style-name="P45">Uso en linea de comandos</text:p>
      <text:p text:style-name="P45"><draw:frame text:anchor-type="paragraph" draw:z-index="11" draw:name="Shape1_10" draw:style-name="gr3" draw:text-style-name="P80" svg:width="15.9cm" svg:height="0.742cm" svg:x="0.049cm" svg:y="0.229cm"><draw:text-box><text:p><text:span text:style-name="T76">$(echo $MAGICT)</text:span></text:p></draw:text-box></draw:frame></text:p>
      <text:p text:style-name="P45"/>
      <text:p text:style-name="P7">Estado de la red:</text:p>
      <text:p text:style-name="P46"><draw:frame text:anchor-type="paragraph" draw:z-index="0" draw:name="Shape1" draw:style-name="gr4" draw:text-style-name="P79" svg:width="15.9cm" svg:height="2.331cm" svg:x="0.049cm" svg:y="0.229cm"><draw:text-box><text:p><text:span text:style-name="T73">./cardano-cli query tip --testnet-magic 1</text:span></text:p><text:p><text:span text:style-name="T73"/></text:p><text:p><text:span text:style-name="T73">CLI query tip --testnet-magic 1</text:span></text:p><text:p><text:span text:style-name="T73"/></text:p><text:p><text:span text:style-name="T73">CLI query tip </text:span><text:span text:style-name="T76">$(echo $MAGICT)</text:span></text:p><text:p><text:span text:style-name="T76"/></text:p></draw:text-box></draw:frame></text:p>
      <text:p text:style-name="P46"/>
      <text:p text:style-name="P62"/>
      <text:p text:style-name="P62"/>
      <text:p text:style-name="P47">Crea keys </text:p>
      <text:p text:style-name="P62"><text:span text:style-name="T34">P</text:span><text:span text:style-name="T35">ara la wallet en el directorio actual, con los ficheros test01.vkey (verification) y test01.skey (signature)</text:span>:</text:p>
      <text:p text:style-name="P62"><draw:frame text:anchor-type="paragraph" draw:z-index="1" draw:name="Shape1_0" draw:style-name="gr8" draw:text-style-name="P79" svg:width="15.9cm" svg:height="1.943cm" svg:x="0.049cm" svg:y="0.229cm"><draw:text-box><text:p><text:span text:style-name="T73">CLI address key-gen --verification-key-file preprod1.vkey --signing-key-file preprod1.skey --testnet-magic 1</text:span></text:p><text:p><text:span text:style-name="T73"/></text:p><text:p><text:span text:style-name="T73">CLI address key-gen --verification-key-file preprod2.vkey --signing-key-file preprod2.skey --testnet-magic 1</text:span></text:p></draw:text-box></draw:frame></text:p>
      <text:p text:style-name="P62"/>
      <text:p text:style-name="P47"/>
      <text:p text:style-name="P47"/>
      <text:p text:style-name="P64"><text:span text:style-name="T37">vkey </text:span><text:span text:style-name="T39">= Public Verification Key = Dirección pública de la wallet → Enviar y Recibir ada/tAda.</text:span></text:p>
      <text:p text:style-name="P64"><text:span text:style-name="T37">skey </text:span><text:span text:style-name="T39">= Private Signing Key = Dirección de la wallet → Firmar y aproba</text:span><text:span text:style-name="T40">r</text:span><text:span text:style-name="T39"> transacciones.</text:span></text:p>
      <text:p text:style-name="P53"/>
      <text:p text:style-name="P62"><text:span text:style-name="T45">Crea</text:span><text:span text:style-name="T46">r</text:span><text:span text:style-name="T45"> la wallet </text:span></text:p>
      <text:p text:style-name="P62"><text:span text:style-name="T17">E</text:span><text:span text:style-name="T35">n el directorio actual, con los ficheros test01.vkey (verification) y salida en test01.addr (wallet)</text:span>:</text:p>
      <text:p text:style-name="P62"><draw:frame text:anchor-type="paragraph" draw:z-index="2" draw:name="Shape1_1" draw:style-name="gr4" draw:text-style-name="P79" svg:width="15.9cm" svg:height="2.331cm" svg:x="0.049cm" svg:y="0.229cm"><draw:text-box><text:p><text:span text:style-name="T73">CLI address build --payment-verification-key-file preprod1.vkey --out-file preprod1.addr --testnet-magic 1</text:span></text:p><text:p><text:span text:style-name="T73"/></text:p><text:p><text:span text:style-name="T73">CLI address build --payment-verification-key-file preprod2.vkey --out-file preprod2.addr --testnet-magic 1</text:span></text:p><text:p><text:span text:style-name="T73"/></text:p></draw:text-box></draw:frame></text:p>
      <text:p text:style-name="P62"/>
      <text:p text:style-name="P55"/>
      <text:p text:style-name="P55"/>
      <text:p text:style-name="Text_20_body"><text:span text:style-name="T64">preprod1.addr </text:span><text:span text:style-name="T65">=</text:span><text:span text:style-name="T42"> <text:s/></text:span><text:span text:style-name="T38">addr_test1vrtnnles3mxk8dy9fcrha8gl5la98hxwx00llc437kkjnhcqsxc8r</text:span></text:p>
      <text:p text:style-name="Text_20_body"><text:span text:style-name="T64">preprod</text:span><text:span text:style-name="T65">2</text:span><text:span text:style-name="T64">.addr </text:span><text:span text:style-name="T65">=</text:span><text:span text:style-name="T34"> <text:s/></text:span><text:span text:style-name="T46">addr_test1vqlt502gqt8t3whc0ldhrzmgsp6grgdtnpz2x2f05hhew8g0ylua5</text:span></text:p>
      <text:p text:style-name="Text_20_body"><text:soft-page-break/></text:p>
      <text:p text:style-name="P48"><text:span text:style-name="T35">C</text:span>onsultar transacciones</text:p>
      <text:p text:style-name="P54">Se puede utilizar <text:s/>la dirección directamente o el fichero .addr</text:p>
      <text:p text:style-name="P55"><draw:frame text:anchor-type="paragraph" draw:z-index="3" draw:name="Shape1_2" draw:style-name="gr7" draw:text-style-name="P79" svg:width="15.9cm" svg:height="3.107cm" svg:x="0.049cm" svg:y="0.229cm"><draw:text-box><text:p><text:span text:style-name="T73">CLI query utxo --testnet-magic 1--address $(cat </text:span><text:span text:style-name="T79">preprod1</text:span><text:span text:style-name="T73">.addr)</text:span></text:p><text:p><text:span text:style-name="T73"/></text:p><text:p><text:span text:style-name="T73">CLI query utxo --testnet-magic 1 --address </text:span><text:span text:style-name="T80">addr_test1vpczyxl0z74jnuefruujpdt843nt0rtxnmee4uajtlsa0ccr2ev0q</text:span></text:p><text:p><text:span text:style-name="T73"/></text:p><text:p><text:span text:style-name="T73">CLI query utxo $(echo $MAGICT) --tx-in 2a36ded94bc579560dad1873806a6795b4875eabc6fdf154a6e9a2bca40f1d85</text:span><text:span text:style-name="T74">#0</text:span></text:p></draw:text-box></draw:frame></text:p>
      <text:p text:style-name="P55"/>
      <text:p text:style-name="P55"/>
      <text:p text:style-name="P55"/>
      <text:p text:style-name="P55"/>
      <text:p text:style-name="P48"/>
      <text:p text:style-name="P48"><text:span text:style-name="T49">Guardar parámetros del protocolo</text:span> transacciones</text:p>
      <text:p text:style-name="P54">Se guarda en el fiehcro protocol.json</text:p>
      <text:p text:style-name="P55"><draw:frame text:anchor-type="paragraph" draw:z-index="4" draw:name="Shape1_3" draw:style-name="gr5" draw:text-style-name="P79" svg:width="15.9cm" svg:height="0.779cm" svg:x="0.049cm" svg:y="0.229cm"><draw:text-box><text:p><text:span text:style-name="T73">CLI query protocol-parameters --testnet-magic 1 --out-file protocol.json</text:span></text:p></draw:text-box></draw:frame></text:p>
      <text:p text:style-name="P55"/>
      <text:p text:style-name="P55"/>
      <text:p text:style-name="P49">Crear una transación borrador (draft)</text:p>
      <text:p text:style-name="P56">Se necesita <text:span text:style-name="T50">crear un borrador para calcular </text:span><text:s/>el coste (fee). <text:span text:style-name="T51">Una única línea de comandos</text:span></text:p>
      <text:p text:style-name="P56">--<text:span text:style-name="T51">tx-in = Id de la transaccion ( </text:span><text:span text:style-name="T34">fcd64d7065130dc15f4790eb8c9a3bdd548eb719d48eb0c3dc65172639d2c7b7</text:span><text:span text:style-name="T51">) hay que indicar el número del movimeinto = (#0)</text:span></text:p>
      <text:p text:style-name="P56">--<text:span text:style-name="T51">tx-out = wallets a utilizar</text:span></text:p>
      <text:p text:style-name="P55"><draw:frame text:anchor-type="paragraph" draw:z-index="5" draw:name="Shape1_4" draw:style-name="gr1" draw:text-style-name="P79" svg:width="15.9cm" svg:height="1.555cm" svg:x="0.049cm" svg:y="0.229cm"><draw:text-box><text:p><text:span text:style-name="T73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55"/>
      <text:p text:style-name="P55"/>
      <text:p text:style-name="P55"/>
      <text:p text:style-name="P48"/>
      <text:p text:style-name="P48"><text:span text:style-name="T50">Calcular el gasto </text:span><text:span text:style-name="T52">(</text:span><text:span text:style-name="T50">fee</text:span><text:span text:style-name="T52">)</text:span></text:p>
      <text:p text:style-name="P56">Se necesita calcular el coste (fee). <text:span text:style-name="T51">Una única línea de comandos</text:span></text:p>
      <text:p text:style-name="P55"><draw:frame text:anchor-type="paragraph" draw:z-index="6" draw:name="Shape1_5" draw:style-name="gr6" draw:text-style-name="P79" svg:width="15.9cm" svg:height="1.167cm" svg:x="0.049cm" svg:y="0.229cm"><draw:text-box><text:p><text:span text:style-name="T73">CLI transaction calculate-min-fee --tx-body-file tx.draft --tx-in-count </text:span><text:span text:style-name="T74">1</text:span><text:span text:style-name="T73"> --tx-out-count </text:span><text:span text:style-name="T74">2</text:span><text:span text:style-name="T73"> --witness-count </text:span><text:span text:style-name="T74">1</text:span><text:span text:style-name="T73"> --testnet-magic 1097911063 --protocol-params-file protocol.json</text:span></text:p></draw:text-box></draw:frame></text:p>
      <text:p text:style-name="P55"/>
      <text:p text:style-name="P57">Repuesta = 174169 Lovelace</text:p>
      <text:p text:style-name="P50">Importante <text:span text:style-name="T14">revisar la <text:s/>cantidad de </text:span>tx-in, tx-out <text:s/><text:span text:style-name="T14">y</text:span> witness<text:span text:style-name="T14"> para el calculo de la FEE sea correcto.</text:span></text:p>
      <text:p text:style-name="P58"/>
      <text:p text:style-name="P51"><text:soft-page-break/>Crear la transaccion real</text:p>
      <text:p text:style-name="P7">--<text:span text:style-name="T53">tx-in </text:span><text:span text:style-name="T41"><text:s/></text:span><text:span text:style-name="T23"><text:s/><text:tab/>Transacción de origen, con el N.º de registro (#0)</text:span></text:p>
      <text:p text:style-name="P7">--tx-out<text:tab/><text:span text:style-name="T18">Wallet destino , con la cantidad (</text:span><text:span text:style-name="T55">+1</text:span><text:span text:style-name="T56">00000000</text:span><text:span text:style-name="T18">)</text:span></text:p>
      <text:p text:style-name="P64">--tx-out<text:tab/><text:span text:style-name="T18">Wallet origen , con la cantidad (</text:span><text:span text:style-name="T58">+8</text:span><text:span text:style-name="T59">99825831</text:span><text:span text:style-name="T18">)</text:span></text:p>
      <text:p text:style-name="P64">--fee<text:tab/><text:tab/><text:span text:style-name="T53">Pago a la red. (</text:span><text:span text:style-name="T60">174169</text:span><text:span text:style-name="T53">)</text:span></text:p>
      <text:p text:style-name="P64">--out-file<text:tab/><text:span text:style-name="T53">Fichero donde se guarda la tx.</text:span></text:p>
      <text:p text:style-name="P40"/>
      <text:p text:style-name="P56">Se necesita calcular el coste (fee). <text:span text:style-name="T51">Una única línea de comandos</text:span></text:p>
      <text:p text:style-name="P63">test02 100000000</text:p>
      <text:p text:style-name="P6"><text:span text:style-name="T57">test01 1000000000</text:span><text:span text:style-name="T36"> – </text:span><text:span text:style-name="T54">100000000</text:span><text:span text:style-name="T36"> = </text:span><text:span text:style-name="T57">900000000</text:span><text:span text:style-name="T36"> - <text:s/></text:span><text:span text:style-name="T61">174169</text:span><text:span text:style-name="T43"> </text:span><text:span text:style-name="T36">= </text:span><text:span text:style-name="T57">899825831</text:span></text:p>
      <text:p text:style-name="P56"><draw:frame text:anchor-type="paragraph" draw:z-index="7" draw:name="Shape1_6" draw:style-name="gr1" draw:text-style-name="P79" svg:width="15.9cm" svg:height="1.555cm" svg:x="0.049cm" svg:y="0.229cm"><draw:text-box><text:p><text:span text:style-name="T73">CLI transaction build-raw --tx-in fcd64d7065130dc15f4790eb8c9a3bdd548eb719d48eb0c3dc65172639d2c7b7#0 --tx-out $(cat ../test02/test02.addr)+</text:span><text:span text:style-name="T75">100000000</text:span><text:span text:style-name="T73"> --tx-out $(cat test01.addr)+</text:span><text:span text:style-name="T77">899825831</text:span><text:span text:style-name="T73"> --fee </text:span><text:span text:style-name="T78">174169</text:span><text:span text:style-name="T73"> --out-file tx.draft</text:span></text:p></draw:text-box></draw:frame></text:p>
      <text:p text:style-name="P56"/>
      <text:p text:style-name="P56"/>
      <text:p text:style-name="P48"><text:span text:style-name="T62">Firmar </text:span><text:span text:style-name="T50">la transaccion real</text:span></text:p>
      <text:p text:style-name="P52"><text:span text:style-name="T14">se utiliza el fichero con la clave privada</text:span> .skey</text:p>
      <text:p text:style-name="P48"><draw:frame text:anchor-type="paragraph" draw:z-index="8" draw:name="Shape1_7" draw:style-name="gr5" draw:text-style-name="P79" svg:width="15.9cm" svg:height="0.779cm" svg:x="0.049cm" svg:y="0.229cm"><draw:text-box><text:p><text:span text:style-name="T73">CLI transaction sign --tx-body-file tx.draft --signing-key-file test01.skey --testnet-magic 1097911063 --out-file tx.signed</text:span></text:p></draw:text-box></draw:frame></text:p>
      <text:p text:style-name="P48"/>
      <text:p text:style-name="P48"><text:span text:style-name="T62">Enviar </text:span><text:span text:style-name="T50">la transaccion real</text:span></text:p>
      <text:p text:style-name="P48"><draw:frame text:anchor-type="paragraph" draw:z-index="9" draw:name="Shape1_8" draw:style-name="gr5" draw:text-style-name="P79" svg:width="15.9cm" svg:height="0.779cm" svg:x="0.049cm" svg:y="0.229cm"><draw:text-box><text:p><text:span text:style-name="T73">CLI <text:s/>transaction submit --tx-file tx.signed --testnet-magic 1097911063</text:span></text:p></draw:text-box></draw:frame></text:p>
      <text:p text:style-name="P48"/>
      <text:p text:style-name="P59">Reusltado OK = Transaction successfully submitted</text:p>
      <text:p text:style-name="P51"/>
      <text:p text:style-name="P51">Añadir metadata</text:p>
      <text:p text:style-name="P60">Es necesario crear un fichero .json con la estructura adecuada. Solo se admiten claves númericas para el nivel 0</text:p>
      <text:p text:style-name="P60"><draw:frame text:anchor-type="paragraph" draw:z-index="12" draw:name="Shape1_11" draw:style-name="gr2" draw:text-style-name="P79" svg:width="15.9cm" svg:height="6.599cm" svg:x="0.049cm" svg:y="0.229cm"><draw:text-box><text:p><text:span text:style-name="T73">{</text:span></text:p><text:p><text:span text:style-name="T73">"</text:span><text:span text:style-name="T75">9999</text:span><text:span text:style-name="T73">":{</text:span></text:p><text:p><text:span text:style-name="T73"/></text:p><text:p><text:span text:style-name="T73"><text:s text:c="2"/></text:span><text:span text:style-name="T73">"nft0": {</text:span></text:p><text:p><text:span text:style-name="T73"><text:s text:c="4"/></text:span><text:span text:style-name="T73">"id": "00000",</text:span></text:p><text:p><text:span text:style-name="T73"><text:s text:c="4"/></text:span><text:span text:style-name="T73">"name": "NFT 0",</text:span></text:p><text:p><text:span text:style-name="T73"><text:s text:c="4"/></text:span><text:span text:style-name="T73">"image": "ipfs://ipfs/&lt;IPFS_HASH&gt;",</text:span></text:p><text:p><text:span text:style-name="T73"><text:s text:c="4"/></text:span><text:span text:style-name="T73">"class": 0</text:span></text:p><text:p><text:span text:style-name="T73"><text:s text:c="2"/></text:span><text:span text:style-name="T73">},</text:span></text:p><text:p><text:span text:style-name="T73"><text:s text:c="2"/></text:span><text:span text:style-name="T73">"nft1": {</text:span></text:p><text:p><text:span text:style-name="T73"><text:s text:c="4"/></text:span><text:span text:style-name="T73">"id": "00001",</text:span></text:p><text:p><text:span text:style-name="T73"><text:s text:c="4"/></text:span><text:span text:style-name="T73">"name": "NFT 1",</text:span></text:p><text:p><text:span text:style-name="T73"><text:s text:c="4"/></text:span><text:span text:style-name="T73">"image": "ipfs://ipfs/&lt;IPFS_HASH&gt;",</text:span></text:p><text:p><text:span text:style-name="T73"><text:s text:c="4"/></text:span><text:span text:style-name="T73">"class": 0</text:span></text:p><text:p><text:span text:style-name="T73"><text:s text:c="4"/></text:span><text:span text:style-name="T73">}</text:span></text:p><text:p><text:span text:style-name="T73"><text:s text:c="2"/></text:span><text:span text:style-name="T73">}</text:span></text:p><text:p><text:span text:style-name="T73">}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Solo es necesario agregar el parámetro –metada-json-file, en la creación de la transacción de prueba</text:p>
      <text:p text:style-name="P60"><draw:frame text:anchor-type="paragraph" draw:z-index="13" draw:name="Shape1_12" draw:style-name="gr1" draw:text-style-name="P79" svg:width="15.9cm" svg:height="1.555cm" svg:x="0.049cm" svg:y="0.229cm"><draw:text-box><text:p><text:span text:style-name="T73">CLI transaction build-raw --tx-in abf44cbf6abc68c929a33fbd6dbf1839256e7cd868b04c00b9c12c87bcc068e5#0 --tx-out $(cat test01.addr)+0 </text:span><text:span text:style-name="T74">--metadata-json-file tokens.json</text:span><text:span text:style-name="T73"> --fee 0 --out-file tx.draft</text:span></text:p></draw:text-box></draw:frame></text:p>
      <text:p text:style-name="P60"/>
      <text:p text:style-name="P60"/>
      <text:p text:style-name="P61">Calcular fees → Crear tx con valores reales → Firmar tx → Enviar tx<text:tab/></text:p>
      <text:h text:style-name="P68" text:outline-level="1"/>
      <text:p text:style-name="P38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6">Configurable en el script</text:span></text:p>
      <text:p text:style-name="P10"/>
      <text:p text:style-name="P10">script, including the, redeemer script, data script, and the datatype of the</text:p>
      <text:p text:style-name="P10">contract</text:p>
      <text:p text:style-name="P10"/>
      <text:p text:style-name="P10"/>
      <text:h text:style-name="Heading_20_1" text:outline-level="1">Wallet API</text:h>
      <text:p text:style-name="P4"><text:span text:style-name="T6">validator script </text:span><text:span text:style-name="T7">(</text:span><text:span text:style-name="T6">data script, redeemer script, </text:span><text:span text:style-name="T7">data)→ Bool</text:span></text:p>
      <text:p text:style-name="P11"><text:tab/>Resultado de la validación</text:p>
      <text:p text:style-name="P11"/>
      <text:p text:style-name="P8"><text:span text:style-name="T6"><text:tab/> </text:span><text:span text:style-name="T10">data script: </text:span></text:p>
      <text:p text:style-name="P8"><text:span text:style-name="T10"><text:tab/><text:tab/></text:span><text:span text:style-name="T9">ix </text:span><text:span text:style-name="T6">Indice del Output de la tx de Entrada.</text:span></text:p>
      <text:p text:style-name="P11"><text:tab/><text:tab/>Contiene información relacionada con el SC:</text:p>
      <text:p text:style-name="P8"><text:span text:style-name="T6"><text:tab/><text:tab/><text:tab/></text:span><text:span text:style-name="T9">pub key</text:span><text:span text:style-name="T6"> propietario que realiza la operación.</text:span></text:p>
      <text:p text:style-name="P8"><text:span text:style-name="T6"><text:tab/><text:tab/><text:tab/></text:span><text:span text:style-name="T9">Hash</text:span></text:p>
      <text:p text:style-name="P11"><text:tab/><text:tab/>Se almacena completamente en el libro contable</text:p>
      <text:p text:style-name="P5"><text:span text:style-name="T6"><text:tab/> </text:span><text:span text:style-name="T8">redeemer script:</text:span></text:p>
      <text:p text:style-name="P5"><text:span text:style-name="T8"><text:tab/><text:tab/></text:span><text:span text:style-name="T12">Indexado con el hash del validator script</text:span></text:p>
      <text:p text:style-name="P12"><text:tab/><text:tab/>Representa una acción <text:s/>devolver</text:p>
      <text:p text:style-name="P9"><text:span text:style-name="T12"><text:tab/><text:tab/></text:span><text:span text:style-name="T13">Una unica opción para que el validator devuelva TRUE</text:span></text:p>
      <text:p text:style-name="P13"><text:tab/><text:tab/>El valor nunca se almacena on-chain, aparece como parte del dato de la transacción</text:p>
      <text:p text:style-name="P9"><text:span text:style-name="T13"><text:tab/></text:span><text:span text:style-name="T11">PendingTx:</text:span></text:p>
      <text:p text:style-name="P18"><text:tab/><text:tab/>Inputs</text:p>
      <text:p text:style-name="P18"><text:tab/><text:tab/>Outputs</text:p>
      <text:p text:style-name="P18"><text:soft-page-break/><text:tab/><text:tab/>Intervalo de validez</text:p>
      <text:p text:style-name="P18"><text:tab/><text:tab/>Estado del ledger <text:span text:style-name="T15">(info creada por el nodo)</text:span></text:p>
      <text:p text:style-name="P14"/>
      <text:p text:style-name="P19"><text:span text:style-name="T22">addresses</text:span><text:span text:style-name="T15"> = </text:span><text:span text:style-name="T3">Hash</text:span><text:span text:style-name="T15"> del </text:span><text:span text:style-name="T4">validator script </text:span><text:span text:style-name="T15">(=a). Se calcula off-chain</text:span></text:p>
      <text:p text:style-name="P15">Pagos a un SC:</text:p>
      <text:p text:style-name="P19"><text:span text:style-name="T4"><text:tab/>ix |→ (a,c) ;<text:tab/>c=</text:span><text:span text:style-name="T15"> data script</text:span></text:p>
      <text:p text:style-name="P19"><text:span text:style-name="T4"><text:tab/></text:span><text:span text:style-name="T5">El nodo ejecutar validateScript </text:span><text:span text:style-name="T16">se pasa como parametros <text:tab/><text:tab/><text:tab/></text:span></text:p>
      <text:p text:style-name="P16"><text:tab/>validateScript vld dsc rdm</text:p>
      <text:p text:style-name="P20"><text:span text:style-name="T4"><text:tab/><text:tab/></text:span><text:span text:style-name="T16">vld <text:s/>: ValidatorScript (Hash de la address)</text:span></text:p>
      <text:p text:style-name="P20"><text:span text:style-name="T4"><text:tab/><text:tab/></text:span><text:span text:style-name="T16">dsc <text:s/>: DataScript </text:span></text:p>
      <text:p text:style-name="P20"><text:span text:style-name="T4"><text:tab/><text:tab/></text:span><text:span text:style-name="T16">rdm : ReedimerScrip</text:span></text:p>
      <text:p text:style-name="P17"/>
      <text:p text:style-name="P17"/>
      <text:h text:style-name="P71" text:outline-level="3">TRIGGER</text:h>
      <text:p text:style-name="P17">EventTrigger </text:p>
      <text:p text:style-name="P17">EventHandler</text:p>
      <text:p text:style-name="P17"/>
      <text:p text:style-name="P17"/>
      <text:h text:style-name="Heading_20_3" text:outline-level="3">SLOTRANGE</text:h>
      <text:p text:style-name="P22">CONSTRUCTORES</text:p>
      <text:p text:style-name="P21">Always<text:tab/><text:tab/>:: SlotRange</text:p>
      <text:p text:style-name="P21">defaultSlotRange<text:tab/>:: SlotRange</text:p>
      <text:p text:style-name="P21">singleton<text:tab/><text:tab/>:: Slot -&gt; SlotRange</text:p>
      <text:p text:style-name="P21">interval<text:tab/><text:tab/>:: Slot -&gt; Slot -&gt; SlotRange</text:p>
      <text:p text:style-name="P21">intervalFrom<text:tab/><text:tab/>:: Slot -&gt; SlotRange</text:p>
      <text:p text:style-name="P21">intervalTo<text:tab/><text:tab/>:: Slot -&gt; SlotRange</text:p>
      <text:p text:style-name="P21">intersection<text:tab/><text:tab/>:: SlotRange -&gt; SlotRange -&gt; Maybe SlotRange</text:p>
      <text:p text:style-name="P21">hull<text:tab/><text:tab/><text:tab/>:: SlotRange -&gt; SlotRange -&gt; <text:s/>SlotRange</text:p>
      <text:p text:style-name="Text_20_body"/>
      <text:p text:style-name="P22">INSPECCIÓN DE RANGOS</text:p>
      <text:p text:style-name="P21">member<text:tab/>:: Slot -&gt; SlotRange -&gt; Bool</text:p>
      <text:p text:style-name="P21">overlaps<text:tab/>:: SlotRange -&gt; SlotRange -&gt; Bool</text:p>
      <text:p text:style-name="P21">contains<text:tab/>:: SlotRange -&gt; SlotRange -&gt; Bool</text:p>
      <text:p text:style-name="P21">isEmpty<text:tab/>:: SlotRange -&gt; <text:s/>Bool</text:p>
      <text:p text:style-name="P21">before<text:tab/><text:tab/>:: Slot -&gt; SlotRange -&gt; Bool</text:p>
      <text:p text:style-name="P21">after<text:tab/><text:tab/>:: Slot -&gt; SlotRange -&gt; Bool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h text:style-name="P72" text:outline-level="3">bech32</text:h>
      <text:p text:style-name="P30"><text:a xlink:type="simple" xlink:href="https://github.com/input-output-hk/bech32" text:style-name="Internet_20_link" text:visited-style-name="Visited_20_Internet_20_Link">https://github.com/input-output-hk/bech32</text:a></text:p>
      <text:p text:style-name="P25">"stakePool": {</text:p>
      <text:p text:style-name="P25"><text:s text:c="12"/>"id": "pool155cu3s06js3llfh07vnzepatfuvt3s5s7uwldt9rzz55wz7pugt",</text:p>
      <text:p text:style-name="P25"><text:s text:c="12"/>"hash": "a531c8c1fa9423ffa6eff3262c87ab4f18b8c290f71df6aca310a947"</text:p>
      <text:p text:style-name="P25">}</text:p>
      <text:p text:style-name="P26">DECODIFICAR</text:p>
      <text:p text:style-name="P28"><text:span text:style-name="T30">ACCIÓN = </text:span>./bech32 &lt;&lt;&lt; pool155cu3s06js3llfh07vnzepatfuvt3s5s7uwldt9rzz55wz7pugt </text:p>
      <text:p text:style-name="P28"><text:span text:style-name="T30">RESULTADO = </text:span>a531c8c1fa9423ffa6eff3262c87ab4f18b8c290f71df6aca310a947</text:p>
      <text:p text:style-name="P27">CODIFICAR</text:p>
      <text:p text:style-name="P29"><text:span text:style-name="T30">ACCIÓN = </text:span>./bech32 pool &lt;&lt;&lt; a531c8c1fa9423ffa6eff3262c87ab4f18b8c290f71df6aca310a947</text:p>
      <text:p text:style-name="P29"><text:span text:style-name="T30">RESULTADO = </text:span>pool155cu3s06js3llfh07vnzepatfuvt3s5s7uwldt9rzz55wz7pugt</text:p>
      <text:h text:style-name="P73" text:outline-level="3"><text:span text:style-name="T21">DUDAS </text:span>PROCESOS ???</text:h>
      <text:list xml:id="list1471833266" text:style-name="L1">
        <text:list-item>
          <text:p text:style-name="P74">How To acceder a Endpoints Off-Chain</text:p>
        </text:list-item>
        <text:list-item>
          <text:p text:style-name="P74">How To leer datos On-Chain</text:p>
        </text:list-item>
        <text:list-item>
          <text:p text:style-name="P74">How To publicar SC en Mainet</text:p>
        </text:list-item>
        <text:list-item>
          <text:p text:style-name="P75">How To actualizar SC en Mainnet</text:p>
        </text:list-item>
        <text:list-item>
          <text:p text:style-name="P76">Obtener current Slot.</text:p>
        </text:list-item>
        <text:list-item>
          <text:p text:style-name="P76"/>
        </text:list-item>
      </text:list>
      <text:p text:style-name="P23"/>
      <text:p text:style-name="P24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1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Lohit Devanagari3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2-11-16T08:04:28.358454626</dc:date>
    <meta:editing-duration>P1DT2H57M29S</meta:editing-duration>
    <meta:editing-cycles>26</meta:editing-cycles>
    <meta:generator>LibreOffice/7.3.6.2$Linux_X86_64 LibreOffice_project/30$Build-2</meta:generator>
    <meta:document-statistic meta:table-count="0" meta:image-count="0" meta:object-count="0" meta:page-count="8" meta:paragraph-count="182" meta:word-count="937" meta:character-count="7222" meta:non-whitespace-character-count="6336"/>
  </office:meta>
</office:document-meta>
</file>